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Nepali" svg:font-family="'Lohit Nepal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3" table:style-name="ta1">
        <table:shapes>
          <draw:frame draw:z-index="0" draw:style-name="gr1" draw:text-style-name="P1" svg:width="643.04pt" svg:height="485.49pt" svg:x="3.15pt" svg:y="191.03pt">
            <loext:p draw:notify-on-update-of-ranges="data3.A8:data3.A8 data3.B8:data3.AE8 data3.A9:data3.A9 data3.B9:data3.AE9 data3.A10:data3.A10 data3.B10:data3.AE10 data3.A11:data3.A11 data3.B11:data3.AE11 data3.A12:data3.A12 data3.B12:data3.AE12 data3.A13:data3.A13 data3.B13:data3.A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.69" calcext:value-type="float">
            <text:p>85.69</text:p>
          </table:table-cell>
          <table:table-cell office:value-type="float" office:value="133.33" calcext:value-type="float">
            <text:p>133.33</text:p>
          </table:table-cell>
          <table:table-cell office:value-type="float" office:value="120.3" calcext:value-type="float">
            <text:p>120.3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6.45" calcext:value-type="float">
            <text:p>106.45</text:p>
          </table:table-cell>
          <table:table-cell office:value-type="float" office:value="86.18" calcext:value-type="float">
            <text:p>86.18</text:p>
          </table:table-cell>
          <table:table-cell office:value-type="float" office:value="87.91" calcext:value-type="float">
            <text:p>87.91</text:p>
          </table:table-cell>
          <table:table-cell office:value-type="float" office:value="89.6" calcext:value-type="float">
            <text:p>89.6</text:p>
          </table:table-cell>
          <table:table-cell office:value-type="float" office:value="87.94" calcext:value-type="float">
            <text:p>87.94</text:p>
          </table:table-cell>
          <table:table-cell office:value-type="float" office:value="98.24" calcext:value-type="float">
            <text:p>98.24</text:p>
          </table:table-cell>
          <table:table-cell office:value-type="float" office:value="94.82" calcext:value-type="float">
            <text:p>94.82</text:p>
          </table:table-cell>
          <table:table-cell office:value-type="float" office:value="93.1" calcext:value-type="float">
            <text:p>93.1</text:p>
          </table:table-cell>
          <table:table-cell office:value-type="float" office:value="93.18" calcext:value-type="float">
            <text:p>93.18</text:p>
          </table:table-cell>
          <table:table-cell office:value-type="float" office:value="92.41" calcext:value-type="float">
            <text:p>92.41</text:p>
          </table:table-cell>
          <table:table-cell office:value-type="float" office:value="93.04" calcext:value-type="float">
            <text:p>93.04</text:p>
          </table:table-cell>
          <table:table-cell office:value-type="float" office:value="76.38" calcext:value-type="float">
            <text:p>76.38</text:p>
          </table:table-cell>
          <table:table-cell office:value-type="float" office:value="89.51" calcext:value-type="float">
            <text:p>89.51</text:p>
          </table:table-cell>
          <table:table-cell office:value-type="float" office:value="82.91" calcext:value-type="float">
            <text:p>82.91</text:p>
          </table:table-cell>
          <table:table-cell office:value-type="float" office:value="82.4" calcext:value-type="float">
            <text:p>82.4</text:p>
          </table:table-cell>
          <table:table-cell office:value-type="float" office:value="80.02" calcext:value-type="float">
            <text:p>80.02</text:p>
          </table:table-cell>
          <table:table-cell office:value-type="float" office:value="80.88" calcext:value-type="float">
            <text:p>80.88</text:p>
          </table:table-cell>
          <table:table-cell office:value-type="float" office:value="80.26" calcext:value-type="float">
            <text:p>80.26</text:p>
          </table:table-cell>
          <table:table-cell office:value-type="float" office:value="80.32" calcext:value-type="float">
            <text:p>80.32</text:p>
          </table:table-cell>
          <table:table-cell office:value-type="float" office:value="78.94" calcext:value-type="float">
            <text:p>78.94</text:p>
          </table:table-cell>
          <table:table-cell office:value-type="float" office:value="78.49" calcext:value-type="float">
            <text:p>78.49</text:p>
          </table:table-cell>
          <table:table-cell office:value-type="float" office:value="79.81" calcext:value-type="float">
            <text:p>79.81</text:p>
          </table:table-cell>
          <table:table-cell office:value-type="float" office:value="78.41" calcext:value-type="float">
            <text:p>78.41</text:p>
          </table:table-cell>
          <table:table-cell office:value-type="float" office:value="78.99" calcext:value-type="float">
            <text:p>78.99</text:p>
          </table:table-cell>
          <table:table-cell office:value-type="float" office:value="78.36" calcext:value-type="float">
            <text:p>78.36</text:p>
          </table:table-cell>
          <table:table-cell office:value-type="float" office:value="79.62" calcext:value-type="float">
            <text:p>79.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3.99" calcext:value-type="float">
            <text:p>73.99</text:p>
          </table:table-cell>
          <table:table-cell office:value-type="float" office:value="64.94" calcext:value-type="float">
            <text:p>64.94</text:p>
          </table:table-cell>
          <table:table-cell office:value-type="float" office:value="59.97" calcext:value-type="float">
            <text:p>59.97</text:p>
          </table:table-cell>
          <table:table-cell office:value-type="float" office:value="52.63" calcext:value-type="float">
            <text:p>52.63</text:p>
          </table:table-cell>
          <table:table-cell office:value-type="float" office:value="49.19" calcext:value-type="float">
            <text:p>49.19</text:p>
          </table:table-cell>
          <table:table-cell office:value-type="float" office:value="46.3" calcext:value-type="float">
            <text:p>46.3</text:p>
          </table:table-cell>
          <table:table-cell office:value-type="float" office:value="38.21" calcext:value-type="float">
            <text:p>38.21</text:p>
          </table:table-cell>
          <table:table-cell office:value-type="float" office:value="40.73" calcext:value-type="float">
            <text:p>40.73</text:p>
          </table:table-cell>
          <table:table-cell office:value-type="float" office:value="41.28" calcext:value-type="float">
            <text:p>41.28</text:p>
          </table:table-cell>
          <table:table-cell office:value-type="float" office:value="40.21" calcext:value-type="float">
            <text:p>40.21</text:p>
          </table:table-cell>
          <table:table-cell office:value-type="float" office:value="39.53" calcext:value-type="float">
            <text:p>39.53</text:p>
          </table:table-cell>
          <table:table-cell office:value-type="float" office:value="38.67" calcext:value-type="float">
            <text:p>38.67</text:p>
          </table:table-cell>
          <table:table-cell office:value-type="float" office:value="39.17" calcext:value-type="float">
            <text:p>39.17</text:p>
          </table:table-cell>
          <table:table-cell office:value-type="float" office:value="38.4" calcext:value-type="float">
            <text:p>38.4</text:p>
          </table:table-cell>
          <table:table-cell office:value-type="float" office:value="37.65" calcext:value-type="float">
            <text:p>37.65</text:p>
          </table:table-cell>
          <table:table-cell office:value-type="float" office:value="35.36" calcext:value-type="float">
            <text:p>35.36</text:p>
          </table:table-cell>
          <table:table-cell office:value-type="float" office:value="35.13" calcext:value-type="float">
            <text:p>35.13</text:p>
          </table:table-cell>
          <table:table-cell office:value-type="float" office:value="34.4" calcext:value-type="float">
            <text:p>34.4</text:p>
          </table:table-cell>
          <table:table-cell office:value-type="float" office:value="34.97" calcext:value-type="float">
            <text:p>34.97</text:p>
          </table:table-cell>
          <table:table-cell office:value-type="float" office:value="34.98" calcext:value-type="float">
            <text:p>34.98</text:p>
          </table:table-cell>
          <table:table-cell office:value-type="float" office:value="31.89" calcext:value-type="float">
            <text:p>31.89</text:p>
          </table:table-cell>
          <table:table-cell office:value-type="float" office:value="33.68" calcext:value-type="float">
            <text:p>33.68</text:p>
          </table:table-cell>
          <table:table-cell office:value-type="float" office:value="33.56" calcext:value-type="float">
            <text:p>33.56</text:p>
          </table:table-cell>
          <table:table-cell office:value-type="float" office:value="34.09" calcext:value-type="float">
            <text:p>34.09</text:p>
          </table:table-cell>
          <table:table-cell office:value-type="float" office:value="34.05" calcext:value-type="float">
            <text:p>34.05</text:p>
          </table:table-cell>
          <table:table-cell office:value-type="float" office:value="31.32" calcext:value-type="float">
            <text:p>31.32</text:p>
          </table:table-cell>
          <table:table-cell office:value-type="float" office:value="33.59" calcext:value-type="float">
            <text:p>33.59</text:p>
          </table:table-cell>
          <table:table-cell office:value-type="float" office:value="33.26" calcext:value-type="float">
            <text:p>33.26</text:p>
          </table:table-cell>
          <table:table-cell office:value-type="float" office:value="37.83" calcext:value-type="float">
            <text:p>37.83</text:p>
          </table:table-cell>
          <table:table-cell office:value-type="float" office:value="35.49" calcext:value-type="float">
            <text:p>35.4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.53" calcext:value-type="float">
            <text:p>66.53</text:p>
          </table:table-cell>
          <table:table-cell office:value-type="float" office:value="57.53" calcext:value-type="float">
            <text:p>57.53</text:p>
          </table:table-cell>
          <table:table-cell office:value-type="float" office:value="40.2" calcext:value-type="float">
            <text:p>40.2</text:p>
          </table:table-cell>
          <table:table-cell office:value-type="float" office:value="40.58" calcext:value-type="float">
            <text:p>40.58</text:p>
          </table:table-cell>
          <table:table-cell office:value-type="float" office:value="37.35" calcext:value-type="float">
            <text:p>37.35</text:p>
          </table:table-cell>
          <table:table-cell office:value-type="float" office:value="34.72" calcext:value-type="float">
            <text:p>34.72</text:p>
          </table:table-cell>
          <table:table-cell office:value-type="float" office:value="28.14" calcext:value-type="float">
            <text:p>28.14</text:p>
          </table:table-cell>
          <table:table-cell office:value-type="float" office:value="31.06" calcext:value-type="float">
            <text:p>31.06</text:p>
          </table:table-cell>
          <table:table-cell office:value-type="float" office:value="27.64" calcext:value-type="float">
            <text:p>27.64</text:p>
          </table:table-cell>
          <table:table-cell office:value-type="float" office:value="30.51" calcext:value-type="float">
            <text:p>30.51</text:p>
          </table:table-cell>
          <table:table-cell office:value-type="float" office:value="30.4" calcext:value-type="float">
            <text:p>30.4</text:p>
          </table:table-cell>
          <table:table-cell office:value-type="float" office:value="29.18" calcext:value-type="float">
            <text:p>29.18</text:p>
          </table:table-cell>
          <table:table-cell office:value-type="float" office:value="28.88" calcext:value-type="float">
            <text:p>28.88</text:p>
          </table:table-cell>
          <table:table-cell office:value-type="float" office:value="28.61" calcext:value-type="float">
            <text:p>28.61</text:p>
          </table:table-cell>
          <table:table-cell office:value-type="float" office:value="28.25" calcext:value-type="float">
            <text:p>28.25</text:p>
          </table:table-cell>
          <table:table-cell office:value-type="float" office:value="26.66" calcext:value-type="float">
            <text:p>26.66</text:p>
          </table:table-cell>
          <table:table-cell office:value-type="float" office:value="27.91" calcext:value-type="float">
            <text:p>27.91</text:p>
          </table:table-cell>
          <table:table-cell office:value-type="float" office:value="26.28" calcext:value-type="float">
            <text:p>26.28</text:p>
          </table:table-cell>
          <table:table-cell office:value-type="float" office:value="26.8" calcext:value-type="float">
            <text:p>26.8</text:p>
          </table:table-cell>
          <table:table-cell office:value-type="float" office:value="26.56" calcext:value-type="float">
            <text:p>26.56</text:p>
          </table:table-cell>
          <table:table-cell office:value-type="float" office:value="48.28" calcext:value-type="float">
            <text:p>48.28</text:p>
          </table:table-cell>
          <table:table-cell office:value-type="float" office:value="27.15" calcext:value-type="float">
            <text:p>27.15</text:p>
          </table:table-cell>
          <table:table-cell office:value-type="float" office:value="25.25" calcext:value-type="float">
            <text:p>25.25</text:p>
          </table:table-cell>
          <table:table-cell office:value-type="float" office:value="27.07" calcext:value-type="float">
            <text:p>27.07</text:p>
          </table:table-cell>
          <table:table-cell office:value-type="float" office:value="25.97" calcext:value-type="float">
            <text:p>25.97</text:p>
          </table:table-cell>
          <table:table-cell office:value-type="float" office:value="26.61" calcext:value-type="float">
            <text:p>26.61</text:p>
          </table:table-cell>
          <table:table-cell office:value-type="float" office:value="26.28" calcext:value-type="float">
            <text:p>26.28</text:p>
          </table:table-cell>
          <table:table-cell office:value-type="float" office:value="29.26" calcext:value-type="float">
            <text:p>29.26</text:p>
          </table:table-cell>
          <table:table-cell office:value-type="float" office:value="26.5" calcext:value-type="float">
            <text:p>26.5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63.37" calcext:value-type="float">
            <text:p>63.37</text:p>
          </table:table-cell>
          <table:table-cell office:value-type="float" office:value="54.26" calcext:value-type="float">
            <text:p>54.26</text:p>
          </table:table-cell>
          <table:table-cell office:value-type="float" office:value="43.91" calcext:value-type="float">
            <text:p>43.91</text:p>
          </table:table-cell>
          <table:table-cell office:value-type="float" office:value="38.76" calcext:value-type="float">
            <text:p>38.76</text:p>
          </table:table-cell>
          <table:table-cell office:value-type="float" office:value="36.09" calcext:value-type="float">
            <text:p>36.09</text:p>
          </table:table-cell>
          <table:table-cell office:value-type="float" office:value="32.57" calcext:value-type="float">
            <text:p>32.57</text:p>
          </table:table-cell>
          <table:table-cell office:value-type="float" office:value="30.56" calcext:value-type="float">
            <text:p>30.56</text:p>
          </table:table-cell>
          <table:table-cell office:value-type="float" office:value="31.69" calcext:value-type="float">
            <text:p>31.69</text:p>
          </table:table-cell>
          <table:table-cell office:value-type="float" office:value="30" calcext:value-type="float">
            <text:p>30</text:p>
          </table:table-cell>
          <table:table-cell office:value-type="float" office:value="29.52" calcext:value-type="float">
            <text:p>29.52</text:p>
          </table:table-cell>
          <table:table-cell office:value-type="float" office:value="30.41" calcext:value-type="float">
            <text:p>30.41</text:p>
          </table:table-cell>
          <table:table-cell office:value-type="float" office:value="28.86" calcext:value-type="float">
            <text:p>28.86</text:p>
          </table:table-cell>
          <table:table-cell office:value-type="float" office:value="29.8" calcext:value-type="float">
            <text:p>29.8</text:p>
          </table:table-cell>
          <table:table-cell office:value-type="float" office:value="28.69" calcext:value-type="float">
            <text:p>28.69</text:p>
          </table:table-cell>
          <table:table-cell office:value-type="float" office:value="28.47" calcext:value-type="float">
            <text:p>28.47</text:p>
          </table:table-cell>
          <table:table-cell office:value-type="float" office:value="26.24" calcext:value-type="float">
            <text:p>26.24</text:p>
          </table:table-cell>
          <table:table-cell office:value-type="float" office:value="28.12" calcext:value-type="float">
            <text:p>28.12</text:p>
          </table:table-cell>
          <table:table-cell office:value-type="float" office:value="28.32" calcext:value-type="float">
            <text:p>28.32</text:p>
          </table:table-cell>
          <table:table-cell office:value-type="float" office:value="26.91" calcext:value-type="float">
            <text:p>26.91</text:p>
          </table:table-cell>
          <table:table-cell office:value-type="float" office:value="28.25" calcext:value-type="float">
            <text:p>28.25</text:p>
          </table:table-cell>
          <table:table-cell office:value-type="float" office:value="28.71" calcext:value-type="float">
            <text:p>28.71</text:p>
          </table:table-cell>
          <table:table-cell office:value-type="float" office:value="26.96" calcext:value-type="float">
            <text:p>26.96</text:p>
          </table:table-cell>
          <table:table-cell office:value-type="float" office:value="27.39" calcext:value-type="float">
            <text:p>27.39</text:p>
          </table:table-cell>
          <table:table-cell office:value-type="float" office:value="27.5" calcext:value-type="float">
            <text:p>27.5</text:p>
          </table:table-cell>
          <table:table-cell office:value-type="float" office:value="29.21" calcext:value-type="float">
            <text:p>29.21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9" calcext:value-type="float">
            <text:p>25.69</text:p>
          </table:table-cell>
          <table:table-cell office:value-type="float" office:value="26.73" calcext:value-type="float">
            <text:p>26.73</text:p>
          </table:table-cell>
          <table:table-cell office:value-type="float" office:value="25.99" calcext:value-type="float">
            <text:p>25.99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57.89" calcext:value-type="float">
            <text:p>57.89</text:p>
          </table:table-cell>
          <table:table-cell office:value-type="float" office:value="56.09" calcext:value-type="float">
            <text:p>56.09</text:p>
          </table:table-cell>
          <table:table-cell office:value-type="float" office:value="43.96" calcext:value-type="float">
            <text:p>43.96</text:p>
          </table:table-cell>
          <table:table-cell office:value-type="float" office:value="36.18" calcext:value-type="float">
            <text:p>36.18</text:p>
          </table:table-cell>
          <table:table-cell office:value-type="float" office:value="36.34" calcext:value-type="float">
            <text:p>36.34</text:p>
          </table:table-cell>
          <table:table-cell office:value-type="float" office:value="34.83" calcext:value-type="float">
            <text:p>34.83</text:p>
          </table:table-cell>
          <table:table-cell office:value-type="float" office:value="31.94" calcext:value-type="float">
            <text:p>31.94</text:p>
          </table:table-cell>
          <table:table-cell office:value-type="float" office:value="30.86" calcext:value-type="float">
            <text:p>30.86</text:p>
          </table:table-cell>
          <table:table-cell office:value-type="float" office:value="30.4" calcext:value-type="float">
            <text:p>30.4</text:p>
          </table:table-cell>
          <table:table-cell office:value-type="float" office:value="31.83" calcext:value-type="float">
            <text:p>31.83</text:p>
          </table:table-cell>
          <table:table-cell office:value-type="float" office:value="27.38" calcext:value-type="float">
            <text:p>27.38</text:p>
          </table:table-cell>
          <table:table-cell office:value-type="float" office:value="28.24" calcext:value-type="float">
            <text:p>28.24</text:p>
          </table:table-cell>
          <table:table-cell office:value-type="float" office:value="29.54" calcext:value-type="float">
            <text:p>29.54</text:p>
          </table:table-cell>
          <table:table-cell office:value-type="float" office:value="29.34" calcext:value-type="float">
            <text:p>29.34</text:p>
          </table:table-cell>
          <table:table-cell office:value-type="float" office:value="30.14" calcext:value-type="float">
            <text:p>30.14</text:p>
          </table:table-cell>
          <table:table-cell office:value-type="float" office:value="30.2" calcext:value-type="float">
            <text:p>30.2</text:p>
          </table:table-cell>
          <table:table-cell office:value-type="float" office:value="32.24" calcext:value-type="float">
            <text:p>32.24</text:p>
          </table:table-cell>
          <table:table-cell office:value-type="float" office:value="31.91" calcext:value-type="float">
            <text:p>31.91</text:p>
          </table:table-cell>
          <table:table-cell office:value-type="float" office:value="31.12" calcext:value-type="float">
            <text:p>31.12</text:p>
          </table:table-cell>
          <table:table-cell office:value-type="float" office:value="31.24" calcext:value-type="float">
            <text:p>31.24</text:p>
          </table:table-cell>
          <table:table-cell office:value-type="float" office:value="32.22" calcext:value-type="float">
            <text:p>32.22</text:p>
          </table:table-cell>
          <table:table-cell office:value-type="float" office:value="32.84" calcext:value-type="float">
            <text:p>32.84</text:p>
          </table:table-cell>
          <table:table-cell office:value-type="float" office:value="33.51" calcext:value-type="float">
            <text:p>33.51</text:p>
          </table:table-cell>
          <table:table-cell office:value-type="float" office:value="33.42" calcext:value-type="float">
            <text:p>33.42</text:p>
          </table:table-cell>
          <table:table-cell office:value-type="float" office:value="33.74" calcext:value-type="float">
            <text:p>33.74</text:p>
          </table:table-cell>
          <table:table-cell office:value-type="float" office:value="33.91" calcext:value-type="float">
            <text:p>33.91</text:p>
          </table:table-cell>
          <table:table-cell office:value-type="float" office:value="34.49" calcext:value-type="float">
            <text:p>34.49</text:p>
          </table:table-cell>
          <table:table-cell office:value-type="float" office:value="34.15" calcext:value-type="float">
            <text:p>34.15</text:p>
          </table:table-cell>
          <table:table-cell office:value-type="float" office:value="34.17" calcext:value-type="float">
            <text:p>34.17</text:p>
          </table:table-cell>
          <table:table-cell office:value-type="float" office:value="38.43" calcext:value-type="float">
            <text:p>38.43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 round</text:p>
          </table:table-cell>
          <table:table-cell table:formula="of:=[.$B2]/[.B2]" office:value-type="float" office:value="1" calcext:value-type="float">
            <text:p>1</text:p>
          </table:table-cell>
          <table:table-cell table:formula="of:=[.$B2]/[.C2]" office:value-type="float" office:value="0.642691067276682" calcext:value-type="float">
            <text:p>0.6426910673</text:p>
          </table:table-cell>
          <table:table-cell table:formula="of:=[.$B2]/[.D2]" office:value-type="float" office:value="0.712302576891106" calcext:value-type="float">
            <text:p>0.7123025769</text:p>
          </table:table-cell>
          <table:table-cell table:formula="of:=[.$B2]/[.E2]" office:value-type="float" office:value="0.77815110788231" calcext:value-type="float">
            <text:p>0.7781511079</text:p>
          </table:table-cell>
          <table:table-cell table:formula="of:=[.$B2]/[.F2]" office:value-type="float" office:value="0.804978863316111" calcext:value-type="float">
            <text:p>0.8049788633</text:p>
          </table:table-cell>
          <table:table-cell table:formula="of:=[.$B2]/[.G2]" office:value-type="float" office:value="0.994314226038524" calcext:value-type="float">
            <text:p>0.994314226</text:p>
          </table:table-cell>
          <table:table-cell table:formula="of:=[.$B2]/[.H2]" office:value-type="float" office:value="0.974746900238881" calcext:value-type="float">
            <text:p>0.9747469002</text:p>
          </table:table-cell>
          <table:table-cell table:formula="of:=[.$B2]/[.I2]" office:value-type="float" office:value="0.956361607142857" calcext:value-type="float">
            <text:p>0.9563616071</text:p>
          </table:table-cell>
          <table:table-cell table:formula="of:=[.$B2]/[.J2]" office:value-type="float" office:value="0.974414373436434" calcext:value-type="float">
            <text:p>0.9744143734</text:p>
          </table:table-cell>
          <table:table-cell table:formula="of:=[.$B2]/[.K2]" office:value-type="float" office:value="0.872251628664495" calcext:value-type="float">
            <text:p>0.8722516287</text:p>
          </table:table-cell>
          <table:table-cell table:formula="of:=[.$B2]/[.L2]" office:value-type="float" office:value="0.903712296983759" calcext:value-type="float">
            <text:p>0.903712297</text:p>
          </table:table-cell>
          <table:table-cell table:formula="of:=[.$B2]/[.M2]" office:value-type="float" office:value="0.920408163265306" calcext:value-type="float">
            <text:p>0.9204081633</text:p>
          </table:table-cell>
          <table:table-cell table:formula="of:=[.$B2]/[.N2]" office:value-type="float" office:value="0.919617943764756" calcext:value-type="float">
            <text:p>0.9196179438</text:p>
          </table:table-cell>
          <table:table-cell table:formula="of:=[.$B2]/[.O2]" office:value-type="float" office:value="0.92728059733795" calcext:value-type="float">
            <text:p>0.9272805973</text:p>
          </table:table-cell>
          <table:table-cell table:formula="of:=[.$B2]/[.P2]" office:value-type="float" office:value="0.921001719690456" calcext:value-type="float">
            <text:p>0.9210017197</text:p>
          </table:table-cell>
          <table:table-cell table:formula="of:=[.$B2]/[.Q2]" office:value-type="float" office:value="1.12189054726368" calcext:value-type="float">
            <text:p>1.1218905473</text:p>
          </table:table-cell>
          <table:table-cell table:formula="of:=[.$B2]/[.R2]" office:value-type="float" office:value="0.957323204111272" calcext:value-type="float">
            <text:p>0.9573232041</text:p>
          </table:table-cell>
          <table:table-cell table:formula="of:=[.$B2]/[.S2]" office:value-type="float" office:value="1.03353033409721" calcext:value-type="float">
            <text:p>1.0335303341</text:p>
          </table:table-cell>
          <table:table-cell table:formula="of:=[.$B2]/[.T2]" office:value-type="float" office:value="1.03992718446602" calcext:value-type="float">
            <text:p>1.0399271845</text:p>
          </table:table-cell>
          <table:table-cell table:formula="of:=[.$B2]/[.U2]" office:value-type="float" office:value="1.07085728567858" calcext:value-type="float">
            <text:p>1.0708572857</text:p>
          </table:table-cell>
          <table:table-cell table:formula="of:=[.$B2]/[.V2]" office:value-type="float" office:value="1.05947082096934" calcext:value-type="float">
            <text:p>1.059470821</text:p>
          </table:table-cell>
          <table:table-cell table:formula="of:=[.$B2]/[.W2]" office:value-type="float" office:value="1.06765512085721" calcext:value-type="float">
            <text:p>1.0676551209</text:p>
          </table:table-cell>
          <table:table-cell table:formula="of:=[.$B2]/[.X2]" office:value-type="float" office:value="1.06685756972112" calcext:value-type="float">
            <text:p>1.0668575697</text:p>
          </table:table-cell>
          <table:table-cell table:formula="of:=[.$B2]/[.Y2]" office:value-type="float" office:value="1.08550798074487" calcext:value-type="float">
            <text:p>1.0855079807</text:p>
          </table:table-cell>
          <table:table-cell table:formula="of:=[.$B2]/[.Z2]" office:value-type="float" office:value="1.09173143075551" calcext:value-type="float">
            <text:p>1.0917314308</text:p>
          </table:table-cell>
          <table:table-cell table:formula="of:=[.$B2]/[.AA2]" office:value-type="float" office:value="1.07367497807292" calcext:value-type="float">
            <text:p>1.0736749781</text:p>
          </table:table-cell>
          <table:table-cell table:formula="of:=[.$B2]/[.AB2]" office:value-type="float" office:value="1.09284530034434" calcext:value-type="float">
            <text:p>1.0928453003</text:p>
          </table:table-cell>
          <table:table-cell table:formula="of:=[.$B2]/[.AC2]" office:value-type="float" office:value="1.08482086340043" calcext:value-type="float">
            <text:p>1.0848208634</text:p>
          </table:table-cell>
          <table:table-cell table:formula="of:=[.$B2]/[.AD2]" office:value-type="float" office:value="1.09354262378765" calcext:value-type="float">
            <text:p>1.0935426238</text:p>
          </table:table-cell>
          <table:table-cell table:formula="of:=[.$B2]/[.AE2]" office:value-type="float" office:value="1.07623712635016" calcext:value-type="float">
            <text:p>1.0762371264</text:p>
          </table:table-cell>
        </table:table-row>
        <table:table-row table:style-name="ro1">
          <table:table-cell office:value-type="string" calcext:value-type="string">
            <text:p>10 rounds</text:p>
          </table:table-cell>
          <table:table-cell table:formula="of:=[.$B3]/[.B3]" office:value-type="float" office:value="1" calcext:value-type="float">
            <text:p>1</text:p>
          </table:table-cell>
          <table:table-cell table:formula="of:=[.$B3]/[.C3]" office:value-type="float" office:value="1.13935940868494" calcext:value-type="float">
            <text:p>1.1393594087</text:p>
          </table:table-cell>
          <table:table-cell table:formula="of:=[.$B3]/[.D3]" office:value-type="float" office:value="1.23378355844589" calcext:value-type="float">
            <text:p>1.2337835584</text:p>
          </table:table-cell>
          <table:table-cell table:formula="of:=[.$B3]/[.E3]" office:value-type="float" office:value="1.40585217556527" calcext:value-type="float">
            <text:p>1.4058521756</text:p>
          </table:table-cell>
          <table:table-cell table:formula="of:=[.$B3]/[.F3]" office:value-type="float" office:value="1.5041675137223" calcext:value-type="float">
            <text:p>1.5041675137</text:p>
          </table:table-cell>
          <table:table-cell table:formula="of:=[.$B3]/[.G3]" office:value-type="float" office:value="1.59805615550756" calcext:value-type="float">
            <text:p>1.5980561555</text:p>
          </table:table-cell>
          <table:table-cell table:formula="of:=[.$B3]/[.H3]" office:value-type="float" office:value="1.93640408270086" calcext:value-type="float">
            <text:p>1.9364040827</text:p>
          </table:table-cell>
          <table:table-cell table:formula="of:=[.$B3]/[.I3]" office:value-type="float" office:value="1.81659710287258" calcext:value-type="float">
            <text:p>1.8165971029</text:p>
          </table:table-cell>
          <table:table-cell table:formula="of:=[.$B3]/[.J3]" office:value-type="float" office:value="1.79239341085271" calcext:value-type="float">
            <text:p>1.7923934109</text:p>
          </table:table-cell>
          <table:table-cell table:formula="of:=[.$B3]/[.K3]" office:value-type="float" office:value="1.84008952996767" calcext:value-type="float">
            <text:p>1.84008953</text:p>
          </table:table-cell>
          <table:table-cell table:formula="of:=[.$B3]/[.L3]" office:value-type="float" office:value="1.87174298001518" calcext:value-type="float">
            <text:p>1.87174298</text:p>
          </table:table-cell>
          <table:table-cell table:formula="of:=[.$B3]/[.M3]" office:value-type="float" office:value="1.91336953710887" calcext:value-type="float">
            <text:p>1.9133695371</text:p>
          </table:table-cell>
          <table:table-cell table:formula="of:=[.$B3]/[.N3]" office:value-type="float" office:value="1.88894562164922" calcext:value-type="float">
            <text:p>1.8889456216</text:p>
          </table:table-cell>
          <table:table-cell table:formula="of:=[.$B3]/[.O3]" office:value-type="float" office:value="1.92682291666667" calcext:value-type="float">
            <text:p>1.9268229167</text:p>
          </table:table-cell>
          <table:table-cell table:formula="of:=[.$B3]/[.P3]" office:value-type="float" office:value="1.96520584329349" calcext:value-type="float">
            <text:p>1.9652058433</text:p>
          </table:table-cell>
          <table:table-cell table:formula="of:=[.$B3]/[.Q3]" office:value-type="float" office:value="2.09247737556561" calcext:value-type="float">
            <text:p>2.0924773756</text:p>
          </table:table-cell>
          <table:table-cell table:formula="of:=[.$B3]/[.R3]" office:value-type="float" office:value="2.10617705664674" calcext:value-type="float">
            <text:p>2.1061770566</text:p>
          </table:table-cell>
          <table:table-cell table:formula="of:=[.$B3]/[.S3]" office:value-type="float" office:value="2.15087209302326" calcext:value-type="float">
            <text:p>2.150872093</text:p>
          </table:table-cell>
          <table:table-cell table:formula="of:=[.$B3]/[.T3]" office:value-type="float" office:value="2.11581355447526" calcext:value-type="float">
            <text:p>2.1158135545</text:p>
          </table:table-cell>
          <table:table-cell table:formula="of:=[.$B3]/[.U3]" office:value-type="float" office:value="2.11520869068039" calcext:value-type="float">
            <text:p>2.1152086907</text:p>
          </table:table-cell>
          <table:table-cell table:formula="of:=[.$B3]/[.V3]" office:value-type="float" office:value="2.32016306052054" calcext:value-type="float">
            <text:p>2.3201630605</text:p>
          </table:table-cell>
          <table:table-cell table:formula="of:=[.$B3]/[.W3]" office:value-type="float" office:value="2.19685273159145" calcext:value-type="float">
            <text:p>2.1968527316</text:p>
          </table:table-cell>
          <table:table-cell table:formula="of:=[.$B3]/[.X3]" office:value-type="float" office:value="2.20470798569726" calcext:value-type="float">
            <text:p>2.2047079857</text:p>
          </table:table-cell>
          <table:table-cell table:formula="of:=[.$B3]/[.Y3]" office:value-type="float" office:value="2.17043121149897" calcext:value-type="float">
            <text:p>2.1704312115</text:p>
          </table:table-cell>
          <table:table-cell table:formula="of:=[.$B3]/[.Z3]" office:value-type="float" office:value="2.17298091042584" calcext:value-type="float">
            <text:p>2.1729809104</text:p>
          </table:table-cell>
          <table:table-cell table:formula="of:=[.$B3]/[.AA3]" office:value-type="float" office:value="2.36238825031928" calcext:value-type="float">
            <text:p>2.3623882503</text:p>
          </table:table-cell>
          <table:table-cell table:formula="of:=[.$B3]/[.AB3]" office:value-type="float" office:value="2.20273891039" calcext:value-type="float">
            <text:p>2.2027389104</text:p>
          </table:table-cell>
          <table:table-cell table:formula="of:=[.$B3]/[.AC3]" office:value-type="float" office:value="2.22459410703548" calcext:value-type="float">
            <text:p>2.224594107</text:p>
          </table:table-cell>
          <table:table-cell table:formula="of:=[.$B3]/[.AD3]" office:value-type="float" office:value="1.95585514142215" calcext:value-type="float">
            <text:p>1.9558551414</text:p>
          </table:table-cell>
          <table:table-cell table:formula="of:=[.$B3]/[.AE3]" office:value-type="float" office:value="2.08481262327416" calcext:value-type="float">
            <text:p>2.0848126233</text:p>
          </table:table-cell>
        </table:table-row>
        <table:table-row table:style-name="ro1">
          <table:table-cell office:value-type="string" calcext:value-type="string">
            <text:p>100 rounds</text:p>
          </table:table-cell>
          <table:table-cell table:formula="of:=[.$B4]/[.B4]" office:value-type="float" office:value="1" calcext:value-type="float">
            <text:p>1</text:p>
          </table:table-cell>
          <table:table-cell table:formula="of:=[.$B4]/[.C4]" office:value-type="float" office:value="1.1564401181992" calcext:value-type="float">
            <text:p>1.1564401182</text:p>
          </table:table-cell>
          <table:table-cell table:formula="of:=[.$B4]/[.D4]" office:value-type="float" office:value="1.65497512437811" calcext:value-type="float">
            <text:p>1.6549751244</text:p>
          </table:table-cell>
          <table:table-cell table:formula="of:=[.$B4]/[.E4]" office:value-type="float" office:value="1.63947757516018" calcext:value-type="float">
            <text:p>1.6394775752</text:p>
          </table:table-cell>
          <table:table-cell table:formula="of:=[.$B4]/[.F4]" office:value-type="float" office:value="1.78125836680054" calcext:value-type="float">
            <text:p>1.7812583668</text:p>
          </table:table-cell>
          <table:table-cell table:formula="of:=[.$B4]/[.G4]" office:value-type="float" office:value="1.9161866359447" calcext:value-type="float">
            <text:p>1.9161866359</text:p>
          </table:table-cell>
          <table:table-cell table:formula="of:=[.$B4]/[.H4]" office:value-type="float" office:value="2.36425017768301" calcext:value-type="float">
            <text:p>2.3642501777</text:p>
          </table:table-cell>
          <table:table-cell table:formula="of:=[.$B4]/[.I4]" office:value-type="float" office:value="2.14198325820992" calcext:value-type="float">
            <text:p>2.1419832582</text:p>
          </table:table-cell>
          <table:table-cell table:formula="of:=[.$B4]/[.J4]" office:value-type="float" office:value="2.40701881331404" calcext:value-type="float">
            <text:p>2.4070188133</text:p>
          </table:table-cell>
          <table:table-cell table:formula="of:=[.$B4]/[.K4]" office:value-type="float" office:value="2.18059652572927" calcext:value-type="float">
            <text:p>2.1805965257</text:p>
          </table:table-cell>
          <table:table-cell table:formula="of:=[.$B4]/[.L4]" office:value-type="float" office:value="2.18848684210526" calcext:value-type="float">
            <text:p>2.1884868421</text:p>
          </table:table-cell>
          <table:table-cell table:formula="of:=[.$B4]/[.M4]" office:value-type="float" office:value="2.27998629198081" calcext:value-type="float">
            <text:p>2.279986292</text:p>
          </table:table-cell>
          <table:table-cell table:formula="of:=[.$B4]/[.N4]" office:value-type="float" office:value="2.3036703601108" calcext:value-type="float">
            <text:p>2.3036703601</text:p>
          </table:table-cell>
          <table:table-cell table:formula="of:=[.$B4]/[.O4]" office:value-type="float" office:value="2.32541069556099" calcext:value-type="float">
            <text:p>2.3254106956</text:p>
          </table:table-cell>
          <table:table-cell table:formula="of:=[.$B4]/[.P4]" office:value-type="float" office:value="2.35504424778761" calcext:value-type="float">
            <text:p>2.3550442478</text:p>
          </table:table-cell>
          <table:table-cell table:formula="of:=[.$B4]/[.Q4]" office:value-type="float" office:value="2.49549887471868" calcext:value-type="float">
            <text:p>2.4954988747</text:p>
          </table:table-cell>
          <table:table-cell table:formula="of:=[.$B4]/[.R4]" office:value-type="float" office:value="2.38373342887854" calcext:value-type="float">
            <text:p>2.3837334289</text:p>
          </table:table-cell>
          <table:table-cell table:formula="of:=[.$B4]/[.S4]" office:value-type="float" office:value="2.53158295281583" calcext:value-type="float">
            <text:p>2.5315829528</text:p>
          </table:table-cell>
          <table:table-cell table:formula="of:=[.$B4]/[.T4]" office:value-type="float" office:value="2.48246268656716" calcext:value-type="float">
            <text:p>2.4824626866</text:p>
          </table:table-cell>
          <table:table-cell table:formula="of:=[.$B4]/[.U4]" office:value-type="float" office:value="2.50489457831325" calcext:value-type="float">
            <text:p>2.5048945783</text:p>
          </table:table-cell>
          <table:table-cell table:formula="of:=[.$B4]/[.V4]" office:value-type="float" office:value="1.37800331400166" calcext:value-type="float">
            <text:p>1.378003314</text:p>
          </table:table-cell>
          <table:table-cell table:formula="of:=[.$B4]/[.W4]" office:value-type="float" office:value="2.45046040515654" calcext:value-type="float">
            <text:p>2.4504604052</text:p>
          </table:table-cell>
          <table:table-cell table:formula="of:=[.$B4]/[.X4]" office:value-type="float" office:value="2.63485148514851" calcext:value-type="float">
            <text:p>2.6348514851</text:p>
          </table:table-cell>
          <table:table-cell table:formula="of:=[.$B4]/[.Y4]" office:value-type="float" office:value="2.45770225341707" calcext:value-type="float">
            <text:p>2.4577022534</text:p>
          </table:table-cell>
          <table:table-cell table:formula="of:=[.$B4]/[.Z4]" office:value-type="float" office:value="2.56180207932229" calcext:value-type="float">
            <text:p>2.5618020793</text:p>
          </table:table-cell>
          <table:table-cell table:formula="of:=[.$B4]/[.AA4]" office:value-type="float" office:value="2.50018789928598" calcext:value-type="float">
            <text:p>2.5001878993</text:p>
          </table:table-cell>
          <table:table-cell table:formula="of:=[.$B4]/[.AB4]" office:value-type="float" office:value="2.53158295281583" calcext:value-type="float">
            <text:p>2.5315829528</text:p>
          </table:table-cell>
          <table:table-cell table:formula="of:=[.$B4]/[.AC4]" office:value-type="float" office:value="2.27375256322625" calcext:value-type="float">
            <text:p>2.2737525632</text:p>
          </table:table-cell>
          <table:table-cell table:formula="of:=[.$B4]/[.AD4]" office:value-type="float" office:value="2.51056603773585" calcext:value-type="float">
            <text:p>2.5105660377</text:p>
          </table:table-cell>
          <table:table-cell table:formula="of:=[.$B4]/[.AE4]" office:value-type="float" office:value="2.41488203266788" calcext:value-type="float">
            <text:p>2.4148820327</text:p>
          </table:table-cell>
        </table:table-row>
        <table:table-row table:style-name="ro1">
          <table:table-cell office:value-type="string" calcext:value-type="string">
            <text:p>1000 rounds</text:p>
          </table:table-cell>
          <table:table-cell table:formula="of:=[.$B5]/[.B5]" office:value-type="float" office:value="1" calcext:value-type="float">
            <text:p>1</text:p>
          </table:table-cell>
          <table:table-cell table:formula="of:=[.$B5]/[.C5]" office:value-type="float" office:value="1.16789531883524" calcext:value-type="float">
            <text:p>1.1678953188</text:p>
          </table:table-cell>
          <table:table-cell table:formula="of:=[.$B5]/[.D5]" office:value-type="float" office:value="1.44317923024368" calcext:value-type="float">
            <text:p>1.4431792302</text:p>
          </table:table-cell>
          <table:table-cell table:formula="of:=[.$B5]/[.E5]" office:value-type="float" office:value="1.63493292053664" calcext:value-type="float">
            <text:p>1.6349329205</text:p>
          </table:table-cell>
          <table:table-cell table:formula="of:=[.$B5]/[.F5]" office:value-type="float" office:value="1.75588805763369" calcext:value-type="float">
            <text:p>1.7558880576</text:p>
          </table:table-cell>
          <table:table-cell table:formula="of:=[.$B5]/[.G5]" office:value-type="float" office:value="1.94565551120663" calcext:value-type="float">
            <text:p>1.9456555112</text:p>
          </table:table-cell>
          <table:table-cell table:formula="of:=[.$B5]/[.H5]" office:value-type="float" office:value="2.07362565445026" calcext:value-type="float">
            <text:p>2.0736256545</text:p>
          </table:table-cell>
          <table:table-cell table:formula="of:=[.$B5]/[.I5]" office:value-type="float" office:value="1.99968444304197" calcext:value-type="float">
            <text:p>1.999684443</text:p>
          </table:table-cell>
          <table:table-cell table:formula="of:=[.$B5]/[.J5]" office:value-type="float" office:value="2.11233333333333" calcext:value-type="float">
            <text:p>2.1123333333</text:p>
          </table:table-cell>
          <table:table-cell table:formula="of:=[.$B5]/[.K5]" office:value-type="float" office:value="2.14668021680217" calcext:value-type="float">
            <text:p>2.1466802168</text:p>
          </table:table-cell>
          <table:table-cell table:formula="of:=[.$B5]/[.L5]" office:value-type="float" office:value="2.08385399539625" calcext:value-type="float">
            <text:p>2.0838539954</text:p>
          </table:table-cell>
          <table:table-cell table:formula="of:=[.$B5]/[.M5]" office:value-type="float" office:value="2.1957726957727" calcext:value-type="float">
            <text:p>2.1957726958</text:p>
          </table:table-cell>
          <table:table-cell table:formula="of:=[.$B5]/[.N5]" office:value-type="float" office:value="2.12651006711409" calcext:value-type="float">
            <text:p>2.1265100671</text:p>
          </table:table-cell>
          <table:table-cell table:formula="of:=[.$B5]/[.O5]" office:value-type="float" office:value="2.20878354827466" calcext:value-type="float">
            <text:p>2.2087835483</text:p>
          </table:table-cell>
          <table:table-cell table:formula="of:=[.$B5]/[.P5]" office:value-type="float" office:value="2.22585177379698" calcext:value-type="float">
            <text:p>2.2258517738</text:p>
          </table:table-cell>
          <table:table-cell table:formula="of:=[.$B5]/[.Q5]" office:value-type="float" office:value="2.41501524390244" calcext:value-type="float">
            <text:p>2.4150152439</text:p>
          </table:table-cell>
          <table:table-cell table:formula="of:=[.$B5]/[.R5]" office:value-type="float" office:value="2.25355618776671" calcext:value-type="float">
            <text:p>2.2535561878</text:p>
          </table:table-cell>
          <table:table-cell table:formula="of:=[.$B5]/[.S5]" office:value-type="float" office:value="2.23764124293785" calcext:value-type="float">
            <text:p>2.2376412429</text:p>
          </table:table-cell>
          <table:table-cell table:formula="of:=[.$B5]/[.T5]" office:value-type="float" office:value="2.35488665923449" calcext:value-type="float">
            <text:p>2.3548866592</text:p>
          </table:table-cell>
          <table:table-cell table:formula="of:=[.$B5]/[.U5]" office:value-type="float" office:value="2.24318584070796" calcext:value-type="float">
            <text:p>2.2431858407</text:p>
          </table:table-cell>
          <table:table-cell table:formula="of:=[.$B5]/[.V5]" office:value-type="float" office:value="2.20724486241728" calcext:value-type="float">
            <text:p>2.2072448624</text:p>
          </table:table-cell>
          <table:table-cell table:formula="of:=[.$B5]/[.W5]" office:value-type="float" office:value="2.35051928783383" calcext:value-type="float">
            <text:p>2.3505192878</text:p>
          </table:table-cell>
          <table:table-cell table:formula="of:=[.$B5]/[.X5]" office:value-type="float" office:value="2.31361810879883" calcext:value-type="float">
            <text:p>2.3136181088</text:p>
          </table:table-cell>
          <table:table-cell table:formula="of:=[.$B5]/[.Y5]" office:value-type="float" office:value="2.30436363636364" calcext:value-type="float">
            <text:p>2.3043636364</text:p>
          </table:table-cell>
          <table:table-cell table:formula="of:=[.$B5]/[.Z5]" office:value-type="float" office:value="2.16946251283807" calcext:value-type="float">
            <text:p>2.1694625128</text:p>
          </table:table-cell>
          <table:table-cell table:formula="of:=[.$B5]/[.AA5]" office:value-type="float" office:value="2.47635795232513" calcext:value-type="float">
            <text:p>2.4763579523</text:p>
          </table:table-cell>
          <table:table-cell table:formula="of:=[.$B5]/[.AB5]" office:value-type="float" office:value="2.46671856753601" calcext:value-type="float">
            <text:p>2.4667185675</text:p>
          </table:table-cell>
          <table:table-cell table:formula="of:=[.$B5]/[.AC5]" office:value-type="float" office:value="2.37074448185559" calcext:value-type="float">
            <text:p>2.3707444819</text:p>
          </table:table-cell>
          <table:table-cell table:formula="of:=[.$B5]/[.AD5]" office:value-type="float" office:value="2.4382454790304" calcext:value-type="float">
            <text:p>2.438245479</text:p>
          </table:table-cell>
          <table:table-cell table:formula="of:=[.$B5]/[.AE5]" office:value-type="float" office:value="2.21495980426424" calcext:value-type="float">
            <text:p>2.2149598043</text:p>
          </table:table-cell>
        </table:table-row>
        <table:table-row table:style-name="ro1">
          <table:table-cell office:value-type="string" calcext:value-type="string">
            <text:p>10000 rounds</text:p>
          </table:table-cell>
          <table:table-cell table:formula="of:=[.$B6]/[.B6]" office:value-type="float" office:value="1" calcext:value-type="float">
            <text:p>1</text:p>
          </table:table-cell>
          <table:table-cell table:formula="of:=[.$B6]/[.C6]" office:value-type="float" office:value="1.03209128186843" calcext:value-type="float">
            <text:p>1.0320912819</text:p>
          </table:table-cell>
          <table:table-cell table:formula="of:=[.$B6]/[.D6]" office:value-type="float" office:value="1.31687898089172" calcext:value-type="float">
            <text:p>1.3168789809</text:p>
          </table:table-cell>
          <table:table-cell table:formula="of:=[.$B6]/[.E6]" office:value-type="float" office:value="1.60005527915976" calcext:value-type="float">
            <text:p>1.6000552792</text:p>
          </table:table-cell>
          <table:table-cell table:formula="of:=[.$B6]/[.F6]" office:value-type="float" office:value="1.59301045679692" calcext:value-type="float">
            <text:p>1.5930104568</text:p>
          </table:table-cell>
          <table:table-cell table:formula="of:=[.$B6]/[.G6]" office:value-type="float" office:value="1.66207292563882" calcext:value-type="float">
            <text:p>1.6620729256</text:p>
          </table:table-cell>
          <table:table-cell table:formula="of:=[.$B6]/[.H6]" office:value-type="float" office:value="1.81246086412023" calcext:value-type="float">
            <text:p>1.8124608641</text:p>
          </table:table-cell>
          <table:table-cell table:formula="of:=[.$B6]/[.I6]" office:value-type="float" office:value="1.87589112119248" calcext:value-type="float">
            <text:p>1.8758911212</text:p>
          </table:table-cell>
          <table:table-cell table:formula="of:=[.$B6]/[.J6]" office:value-type="float" office:value="1.90427631578947" calcext:value-type="float">
            <text:p>1.9042763158</text:p>
          </table:table-cell>
          <table:table-cell table:formula="of:=[.$B6]/[.K6]" office:value-type="float" office:value="1.81872447376689" calcext:value-type="float">
            <text:p>1.8187244738</text:p>
          </table:table-cell>
          <table:table-cell table:formula="of:=[.$B6]/[.L6]" office:value-type="float" office:value="2.11431701972243" calcext:value-type="float">
            <text:p>2.1143170197</text:p>
          </table:table-cell>
          <table:table-cell table:formula="of:=[.$B6]/[.M6]" office:value-type="float" office:value="2.04992917847026" calcext:value-type="float">
            <text:p>2.0499291785</text:p>
          </table:table-cell>
          <table:table-cell table:formula="of:=[.$B6]/[.N6]" office:value-type="float" office:value="1.95971563981043" calcext:value-type="float">
            <text:p>1.9597156398</text:p>
          </table:table-cell>
          <table:table-cell table:formula="of:=[.$B6]/[.O6]" office:value-type="float" office:value="1.97307430129516" calcext:value-type="float">
            <text:p>1.9730743013</text:p>
          </table:table-cell>
          <table:table-cell table:formula="of:=[.$B6]/[.P6]" office:value-type="float" office:value="1.92070338420703" calcext:value-type="float">
            <text:p>1.9207033842</text:p>
          </table:table-cell>
          <table:table-cell table:formula="of:=[.$B6]/[.Q6]" office:value-type="float" office:value="1.91688741721854" calcext:value-type="float">
            <text:p>1.9168874172</text:p>
          </table:table-cell>
          <table:table-cell table:formula="of:=[.$B6]/[.R6]" office:value-type="float" office:value="1.79559553349876" calcext:value-type="float">
            <text:p>1.7955955335</text:p>
          </table:table-cell>
          <table:table-cell table:formula="of:=[.$B6]/[.S6]" office:value-type="float" office:value="1.81416483860859" calcext:value-type="float">
            <text:p>1.8141648386</text:p>
          </table:table-cell>
          <table:table-cell table:formula="of:=[.$B6]/[.T6]" office:value-type="float" office:value="1.86021850899743" calcext:value-type="float">
            <text:p>1.860218509</text:p>
          </table:table-cell>
          <table:table-cell table:formula="of:=[.$B6]/[.U6]" office:value-type="float" office:value="1.85307298335467" calcext:value-type="float">
            <text:p>1.8530729834</text:p>
          </table:table-cell>
          <table:table-cell table:formula="of:=[.$B6]/[.V6]" office:value-type="float" office:value="1.79671011793917" calcext:value-type="float">
            <text:p>1.7967101179</text:p>
          </table:table-cell>
          <table:table-cell table:formula="of:=[.$B6]/[.W6]" office:value-type="float" office:value="1.76278928136419" calcext:value-type="float">
            <text:p>1.7627892814</text:p>
          </table:table-cell>
          <table:table-cell table:formula="of:=[.$B6]/[.X6]" office:value-type="float" office:value="1.72754401671143" calcext:value-type="float">
            <text:p>1.7275440167</text:p>
          </table:table-cell>
          <table:table-cell table:formula="of:=[.$B6]/[.Y6]" office:value-type="float" office:value="1.73219628964692" calcext:value-type="float">
            <text:p>1.7321962896</text:p>
          </table:table-cell>
          <table:table-cell table:formula="of:=[.$B6]/[.Z6]" office:value-type="float" office:value="1.71576763485477" calcext:value-type="float">
            <text:p>1.7157676349</text:p>
          </table:table-cell>
          <table:table-cell table:formula="of:=[.$B6]/[.AA6]" office:value-type="float" office:value="1.70716602772044" calcext:value-type="float">
            <text:p>1.7071660277</text:p>
          </table:table-cell>
          <table:table-cell table:formula="of:=[.$B6]/[.AB6]" office:value-type="float" office:value="1.67845752391998" calcext:value-type="float">
            <text:p>1.6784575239</text:p>
          </table:table-cell>
          <table:table-cell table:formula="of:=[.$B6]/[.AC6]" office:value-type="float" office:value="1.69516837481698" calcext:value-type="float">
            <text:p>1.6951683748</text:p>
          </table:table-cell>
          <table:table-cell table:formula="of:=[.$B6]/[.AD6]" office:value-type="float" office:value="1.69417617793386" calcext:value-type="float">
            <text:p>1.6941761779</text:p>
          </table:table-cell>
          <table:table-cell table:formula="of:=[.$B6]/[.AE6]" office:value-type="float" office:value="1.5063752276867" calcext:value-type="float">
            <text:p>1.5063752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Nepali" svg:font-family="'Lohit Nepal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uxi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Nepali" style:font-family-complex="'Lohit Nepal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6T15:36:42.174431516</dc:date>
    <meta:editing-duration>PT2M51S</meta:editing-duration>
    <meta:editing-cycles>1</meta:editing-cycles>
    <meta:document-statistic meta:table-count="1" meta:cell-count="370" meta:object-count="1"/>
    <meta:generator>LibreOffice/5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86cm" svg:height="17.128cm" xlink:href=".." xlink:type="simple" chart:class="chart:line" chart:style-name="ch1">
        <chart:title svg:x="5.426cm" svg:y="0.478cm" chart:style-name="ch2">
          <text:p>Relative speedup of parallel implementation for 10^8 series</text:p>
        </chart:title>
        <chart:subtitle svg:x="8.786cm" svg:y="1.599cm" chart:style-name="ch3">
          <text:p>(MPI only, 1 thread per node)</text:p>
        </chart:subtitle>
        <chart:legend chart:legend-position="end" svg:x="19.278cm" svg:y="7.269cm" style:legend-expansion="high" chart:style-name="ch4"/>
        <chart:plot-area chart:style-name="ch5" table:cell-range-address="data3.A8:data3.AE13" chart:data-source-has-labels="both" svg:x="1.464cm" svg:y="2.624cm" svg:width="17.361cm" svg:height="13.181cm">
          <chartooo:coordinate-region svg:x="2.191cm" svg:y="2.823cm" svg:width="16.447cm" svg:height="12.335cm"/>
          <chart:axis chart:dimension="x" chart:name="primary-x" chart:style-name="ch6" chartooo:axis-type="auto">
            <chartooo:date-scale/>
            <chart:title svg:x="8.856cm" svg:y="16.147cm" chart:style-name="ch7">
              <text:p>number of nodes</text:p>
            </chart:title>
            <chart:categories table:cell-range-address="data3.B8:data3.AE8"/>
          </chart:axis>
          <chart:axis chart:dimension="y" chart:name="primary-y" chart:style-name="ch6">
            <chart:title svg:x="0.451cm" svg:y="10.475cm" chart:style-name="ch8">
              <text:p>relative speedup</text:p>
            </chart:title>
            <chart:grid chart:style-name="ch9" chart:class="major"/>
          </chart:axis>
          <chart:series chart:style-name="ch10" chart:values-cell-range-address="data3.B9:data3.AE9" chart:label-cell-address="data3.A9:data3.A9" chart:class="chart:line">
            <chart:data-point chart:repeated="30"/>
          </chart:series>
          <chart:series chart:style-name="ch11" chart:values-cell-range-address="data3.B10:data3.AE10" chart:label-cell-address="data3.A10:data3.A10" chart:class="chart:line">
            <chart:data-point chart:repeated="30"/>
          </chart:series>
          <chart:series chart:style-name="ch12" chart:values-cell-range-address="data3.B11:data3.AE11" chart:label-cell-address="data3.A11:data3.A11" chart:class="chart:line">
            <chart:data-point chart:repeated="30"/>
          </chart:series>
          <chart:series chart:style-name="ch13" chart:values-cell-range-address="data3.B12:data3.AE12" chart:label-cell-address="data3.A12:data3.A12" chart:class="chart:line">
            <chart:data-point chart:repeated="30"/>
          </chart:series>
          <chart:series chart:style-name="ch14" chart:values-cell-range-address="data3.B13:data3.AE13" chart:label-cell-address="data3.A13:data3.A13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data3.B8:data3.AE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 round</text:p>
                <draw:g>
                  <svg:desc>data3.A9:data3.A9</svg:desc>
                </draw:g>
              </table:table-cell>
              <table:table-cell office:value-type="float" office:value="1">
                <text:p>1</text:p>
                <draw:g>
                  <svg:desc>data3.B9:data3.AE9</svg:desc>
                </draw:g>
              </table:table-cell>
              <table:table-cell office:value-type="float" office:value="0.642691067276682">
                <text:p>0.642691067276682</text:p>
              </table:table-cell>
              <table:table-cell office:value-type="float" office:value="0.712302576891106">
                <text:p>0.712302576891106</text:p>
              </table:table-cell>
              <table:table-cell office:value-type="float" office:value="0.77815110788231">
                <text:p>0.77815110788231</text:p>
              </table:table-cell>
              <table:table-cell office:value-type="float" office:value="0.804978863316111">
                <text:p>0.804978863316111</text:p>
              </table:table-cell>
              <table:table-cell office:value-type="float" office:value="0.994314226038524">
                <text:p>0.994314226038524</text:p>
              </table:table-cell>
              <table:table-cell office:value-type="float" office:value="0.974746900238881">
                <text:p>0.974746900238881</text:p>
              </table:table-cell>
              <table:table-cell office:value-type="float" office:value="0.956361607142857">
                <text:p>0.956361607142857</text:p>
              </table:table-cell>
              <table:table-cell office:value-type="float" office:value="0.974414373436434">
                <text:p>0.974414373436434</text:p>
              </table:table-cell>
              <table:table-cell office:value-type="float" office:value="0.872251628664495">
                <text:p>0.872251628664495</text:p>
              </table:table-cell>
              <table:table-cell office:value-type="float" office:value="0.903712296983759">
                <text:p>0.903712296983759</text:p>
              </table:table-cell>
              <table:table-cell office:value-type="float" office:value="0.920408163265306">
                <text:p>0.920408163265306</text:p>
              </table:table-cell>
              <table:table-cell office:value-type="float" office:value="0.919617943764756">
                <text:p>0.919617943764756</text:p>
              </table:table-cell>
              <table:table-cell office:value-type="float" office:value="0.92728059733795">
                <text:p>0.92728059733795</text:p>
              </table:table-cell>
              <table:table-cell office:value-type="float" office:value="0.921001719690456">
                <text:p>0.921001719690456</text:p>
              </table:table-cell>
              <table:table-cell office:value-type="float" office:value="1.12189054726368">
                <text:p>1.12189054726368</text:p>
              </table:table-cell>
              <table:table-cell office:value-type="float" office:value="0.957323204111272">
                <text:p>0.957323204111272</text:p>
              </table:table-cell>
              <table:table-cell office:value-type="float" office:value="1.03353033409721">
                <text:p>1.03353033409721</text:p>
              </table:table-cell>
              <table:table-cell office:value-type="float" office:value="1.03992718446602">
                <text:p>1.03992718446602</text:p>
              </table:table-cell>
              <table:table-cell office:value-type="float" office:value="1.07085728567858">
                <text:p>1.07085728567858</text:p>
              </table:table-cell>
              <table:table-cell office:value-type="float" office:value="1.05947082096934">
                <text:p>1.05947082096934</text:p>
              </table:table-cell>
              <table:table-cell office:value-type="float" office:value="1.06765512085721">
                <text:p>1.06765512085721</text:p>
              </table:table-cell>
              <table:table-cell office:value-type="float" office:value="1.06685756972112">
                <text:p>1.06685756972112</text:p>
              </table:table-cell>
              <table:table-cell office:value-type="float" office:value="1.08550798074487">
                <text:p>1.08550798074487</text:p>
              </table:table-cell>
              <table:table-cell office:value-type="float" office:value="1.09173143075551">
                <text:p>1.09173143075551</text:p>
              </table:table-cell>
              <table:table-cell office:value-type="float" office:value="1.07367497807292">
                <text:p>1.07367497807292</text:p>
              </table:table-cell>
              <table:table-cell office:value-type="float" office:value="1.09284530034434">
                <text:p>1.09284530034434</text:p>
              </table:table-cell>
              <table:table-cell office:value-type="float" office:value="1.08482086340043">
                <text:p>1.08482086340043</text:p>
              </table:table-cell>
              <table:table-cell office:value-type="float" office:value="1.09354262378765">
                <text:p>1.09354262378765</text:p>
              </table:table-cell>
              <table:table-cell office:value-type="float" office:value="1.07623712635016">
                <text:p>1.07623712635016</text:p>
              </table:table-cell>
            </table:table-row>
            <table:table-row>
              <table:table-cell office:value-type="string">
                <text:p>10 rounds</text:p>
                <draw:g>
                  <svg:desc>data3.A10:data3.A10</svg:desc>
                </draw:g>
              </table:table-cell>
              <table:table-cell office:value-type="float" office:value="1">
                <text:p>1</text:p>
                <draw:g>
                  <svg:desc>data3.B10:data3.AE10</svg:desc>
                </draw:g>
              </table:table-cell>
              <table:table-cell office:value-type="float" office:value="1.13935940868494">
                <text:p>1.13935940868494</text:p>
              </table:table-cell>
              <table:table-cell office:value-type="float" office:value="1.23378355844589">
                <text:p>1.23378355844589</text:p>
              </table:table-cell>
              <table:table-cell office:value-type="float" office:value="1.40585217556527">
                <text:p>1.40585217556527</text:p>
              </table:table-cell>
              <table:table-cell office:value-type="float" office:value="1.5041675137223">
                <text:p>1.5041675137223</text:p>
              </table:table-cell>
              <table:table-cell office:value-type="float" office:value="1.59805615550756">
                <text:p>1.59805615550756</text:p>
              </table:table-cell>
              <table:table-cell office:value-type="float" office:value="1.93640408270086">
                <text:p>1.93640408270086</text:p>
              </table:table-cell>
              <table:table-cell office:value-type="float" office:value="1.81659710287258">
                <text:p>1.81659710287258</text:p>
              </table:table-cell>
              <table:table-cell office:value-type="float" office:value="1.79239341085271">
                <text:p>1.79239341085271</text:p>
              </table:table-cell>
              <table:table-cell office:value-type="float" office:value="1.84008952996767">
                <text:p>1.84008952996767</text:p>
              </table:table-cell>
              <table:table-cell office:value-type="float" office:value="1.87174298001518">
                <text:p>1.87174298001518</text:p>
              </table:table-cell>
              <table:table-cell office:value-type="float" office:value="1.91336953710887">
                <text:p>1.91336953710887</text:p>
              </table:table-cell>
              <table:table-cell office:value-type="float" office:value="1.88894562164922">
                <text:p>1.88894562164922</text:p>
              </table:table-cell>
              <table:table-cell office:value-type="float" office:value="1.92682291666667">
                <text:p>1.92682291666667</text:p>
              </table:table-cell>
              <table:table-cell office:value-type="float" office:value="1.96520584329349">
                <text:p>1.96520584329349</text:p>
              </table:table-cell>
              <table:table-cell office:value-type="float" office:value="2.09247737556561">
                <text:p>2.09247737556561</text:p>
              </table:table-cell>
              <table:table-cell office:value-type="float" office:value="2.10617705664674">
                <text:p>2.10617705664674</text:p>
              </table:table-cell>
              <table:table-cell office:value-type="float" office:value="2.15087209302326">
                <text:p>2.15087209302326</text:p>
              </table:table-cell>
              <table:table-cell office:value-type="float" office:value="2.11581355447526">
                <text:p>2.11581355447526</text:p>
              </table:table-cell>
              <table:table-cell office:value-type="float" office:value="2.11520869068039">
                <text:p>2.11520869068039</text:p>
              </table:table-cell>
              <table:table-cell office:value-type="float" office:value="2.32016306052054">
                <text:p>2.32016306052054</text:p>
              </table:table-cell>
              <table:table-cell office:value-type="float" office:value="2.19685273159145">
                <text:p>2.19685273159145</text:p>
              </table:table-cell>
              <table:table-cell office:value-type="float" office:value="2.20470798569726">
                <text:p>2.20470798569726</text:p>
              </table:table-cell>
              <table:table-cell office:value-type="float" office:value="2.17043121149897">
                <text:p>2.17043121149897</text:p>
              </table:table-cell>
              <table:table-cell office:value-type="float" office:value="2.17298091042584">
                <text:p>2.17298091042584</text:p>
              </table:table-cell>
              <table:table-cell office:value-type="float" office:value="2.36238825031928">
                <text:p>2.36238825031928</text:p>
              </table:table-cell>
              <table:table-cell office:value-type="float" office:value="2.20273891039">
                <text:p>2.20273891039</text:p>
              </table:table-cell>
              <table:table-cell office:value-type="float" office:value="2.22459410703548">
                <text:p>2.22459410703548</text:p>
              </table:table-cell>
              <table:table-cell office:value-type="float" office:value="1.95585514142215">
                <text:p>1.95585514142215</text:p>
              </table:table-cell>
              <table:table-cell office:value-type="float" office:value="2.08481262327416">
                <text:p>2.08481262327416</text:p>
              </table:table-cell>
            </table:table-row>
            <table:table-row>
              <table:table-cell office:value-type="string">
                <text:p>100 rounds</text:p>
                <draw:g>
                  <svg:desc>data3.A11:data3.A11</svg:desc>
                </draw:g>
              </table:table-cell>
              <table:table-cell office:value-type="float" office:value="1">
                <text:p>1</text:p>
                <draw:g>
                  <svg:desc>data3.B11:data3.AE11</svg:desc>
                </draw:g>
              </table:table-cell>
              <table:table-cell office:value-type="float" office:value="1.1564401181992">
                <text:p>1.1564401181992</text:p>
              </table:table-cell>
              <table:table-cell office:value-type="float" office:value="1.65497512437811">
                <text:p>1.65497512437811</text:p>
              </table:table-cell>
              <table:table-cell office:value-type="float" office:value="1.63947757516018">
                <text:p>1.63947757516018</text:p>
              </table:table-cell>
              <table:table-cell office:value-type="float" office:value="1.78125836680054">
                <text:p>1.78125836680054</text:p>
              </table:table-cell>
              <table:table-cell office:value-type="float" office:value="1.9161866359447">
                <text:p>1.9161866359447</text:p>
              </table:table-cell>
              <table:table-cell office:value-type="float" office:value="2.36425017768301">
                <text:p>2.36425017768301</text:p>
              </table:table-cell>
              <table:table-cell office:value-type="float" office:value="2.14198325820992">
                <text:p>2.14198325820992</text:p>
              </table:table-cell>
              <table:table-cell office:value-type="float" office:value="2.40701881331404">
                <text:p>2.40701881331404</text:p>
              </table:table-cell>
              <table:table-cell office:value-type="float" office:value="2.18059652572927">
                <text:p>2.18059652572927</text:p>
              </table:table-cell>
              <table:table-cell office:value-type="float" office:value="2.18848684210526">
                <text:p>2.18848684210526</text:p>
              </table:table-cell>
              <table:table-cell office:value-type="float" office:value="2.27998629198081">
                <text:p>2.27998629198081</text:p>
              </table:table-cell>
              <table:table-cell office:value-type="float" office:value="2.3036703601108">
                <text:p>2.3036703601108</text:p>
              </table:table-cell>
              <table:table-cell office:value-type="float" office:value="2.32541069556099">
                <text:p>2.32541069556099</text:p>
              </table:table-cell>
              <table:table-cell office:value-type="float" office:value="2.35504424778761">
                <text:p>2.35504424778761</text:p>
              </table:table-cell>
              <table:table-cell office:value-type="float" office:value="2.49549887471868">
                <text:p>2.49549887471868</text:p>
              </table:table-cell>
              <table:table-cell office:value-type="float" office:value="2.38373342887854">
                <text:p>2.38373342887854</text:p>
              </table:table-cell>
              <table:table-cell office:value-type="float" office:value="2.53158295281583">
                <text:p>2.53158295281583</text:p>
              </table:table-cell>
              <table:table-cell office:value-type="float" office:value="2.48246268656716">
                <text:p>2.48246268656716</text:p>
              </table:table-cell>
              <table:table-cell office:value-type="float" office:value="2.50489457831325">
                <text:p>2.50489457831325</text:p>
              </table:table-cell>
              <table:table-cell office:value-type="float" office:value="1.37800331400166">
                <text:p>1.37800331400166</text:p>
              </table:table-cell>
              <table:table-cell office:value-type="float" office:value="2.45046040515654">
                <text:p>2.45046040515654</text:p>
              </table:table-cell>
              <table:table-cell office:value-type="float" office:value="2.63485148514851">
                <text:p>2.63485148514851</text:p>
              </table:table-cell>
              <table:table-cell office:value-type="float" office:value="2.45770225341707">
                <text:p>2.45770225341707</text:p>
              </table:table-cell>
              <table:table-cell office:value-type="float" office:value="2.56180207932229">
                <text:p>2.56180207932229</text:p>
              </table:table-cell>
              <table:table-cell office:value-type="float" office:value="2.50018789928598">
                <text:p>2.50018789928598</text:p>
              </table:table-cell>
              <table:table-cell office:value-type="float" office:value="2.53158295281583">
                <text:p>2.53158295281583</text:p>
              </table:table-cell>
              <table:table-cell office:value-type="float" office:value="2.27375256322625">
                <text:p>2.27375256322625</text:p>
              </table:table-cell>
              <table:table-cell office:value-type="float" office:value="2.51056603773585">
                <text:p>2.51056603773585</text:p>
              </table:table-cell>
              <table:table-cell office:value-type="float" office:value="2.41488203266788">
                <text:p>2.41488203266788</text:p>
              </table:table-cell>
            </table:table-row>
            <table:table-row>
              <table:table-cell office:value-type="string">
                <text:p>1000 rounds</text:p>
                <draw:g>
                  <svg:desc>data3.A12:data3.A12</svg:desc>
                </draw:g>
              </table:table-cell>
              <table:table-cell office:value-type="float" office:value="1">
                <text:p>1</text:p>
                <draw:g>
                  <svg:desc>data3.B12:data3.AE12</svg:desc>
                </draw:g>
              </table:table-cell>
              <table:table-cell office:value-type="float" office:value="1.16789531883524">
                <text:p>1.16789531883524</text:p>
              </table:table-cell>
              <table:table-cell office:value-type="float" office:value="1.44317923024368">
                <text:p>1.44317923024368</text:p>
              </table:table-cell>
              <table:table-cell office:value-type="float" office:value="1.63493292053664">
                <text:p>1.63493292053664</text:p>
              </table:table-cell>
              <table:table-cell office:value-type="float" office:value="1.75588805763369">
                <text:p>1.75588805763369</text:p>
              </table:table-cell>
              <table:table-cell office:value-type="float" office:value="1.94565551120663">
                <text:p>1.94565551120663</text:p>
              </table:table-cell>
              <table:table-cell office:value-type="float" office:value="2.07362565445026">
                <text:p>2.07362565445026</text:p>
              </table:table-cell>
              <table:table-cell office:value-type="float" office:value="1.99968444304197">
                <text:p>1.99968444304197</text:p>
              </table:table-cell>
              <table:table-cell office:value-type="float" office:value="2.11233333333333">
                <text:p>2.11233333333333</text:p>
              </table:table-cell>
              <table:table-cell office:value-type="float" office:value="2.14668021680217">
                <text:p>2.14668021680217</text:p>
              </table:table-cell>
              <table:table-cell office:value-type="float" office:value="2.08385399539625">
                <text:p>2.08385399539625</text:p>
              </table:table-cell>
              <table:table-cell office:value-type="float" office:value="2.1957726957727">
                <text:p>2.1957726957727</text:p>
              </table:table-cell>
              <table:table-cell office:value-type="float" office:value="2.12651006711409">
                <text:p>2.12651006711409</text:p>
              </table:table-cell>
              <table:table-cell office:value-type="float" office:value="2.20878354827466">
                <text:p>2.20878354827466</text:p>
              </table:table-cell>
              <table:table-cell office:value-type="float" office:value="2.22585177379698">
                <text:p>2.22585177379698</text:p>
              </table:table-cell>
              <table:table-cell office:value-type="float" office:value="2.41501524390244">
                <text:p>2.41501524390244</text:p>
              </table:table-cell>
              <table:table-cell office:value-type="float" office:value="2.25355618776671">
                <text:p>2.25355618776671</text:p>
              </table:table-cell>
              <table:table-cell office:value-type="float" office:value="2.23764124293785">
                <text:p>2.23764124293785</text:p>
              </table:table-cell>
              <table:table-cell office:value-type="float" office:value="2.35488665923449">
                <text:p>2.35488665923449</text:p>
              </table:table-cell>
              <table:table-cell office:value-type="float" office:value="2.24318584070796">
                <text:p>2.24318584070796</text:p>
              </table:table-cell>
              <table:table-cell office:value-type="float" office:value="2.20724486241728">
                <text:p>2.20724486241728</text:p>
              </table:table-cell>
              <table:table-cell office:value-type="float" office:value="2.35051928783383">
                <text:p>2.35051928783383</text:p>
              </table:table-cell>
              <table:table-cell office:value-type="float" office:value="2.31361810879883">
                <text:p>2.31361810879883</text:p>
              </table:table-cell>
              <table:table-cell office:value-type="float" office:value="2.30436363636364">
                <text:p>2.30436363636364</text:p>
              </table:table-cell>
              <table:table-cell office:value-type="float" office:value="2.16946251283807">
                <text:p>2.16946251283807</text:p>
              </table:table-cell>
              <table:table-cell office:value-type="float" office:value="2.47635795232513">
                <text:p>2.47635795232513</text:p>
              </table:table-cell>
              <table:table-cell office:value-type="float" office:value="2.46671856753601">
                <text:p>2.46671856753601</text:p>
              </table:table-cell>
              <table:table-cell office:value-type="float" office:value="2.37074448185559">
                <text:p>2.37074448185559</text:p>
              </table:table-cell>
              <table:table-cell office:value-type="float" office:value="2.4382454790304">
                <text:p>2.4382454790304</text:p>
              </table:table-cell>
              <table:table-cell office:value-type="float" office:value="2.21495980426424">
                <text:p>2.21495980426424</text:p>
              </table:table-cell>
            </table:table-row>
            <table:table-row>
              <table:table-cell office:value-type="string">
                <text:p>10000 rounds</text:p>
                <draw:g>
                  <svg:desc>data3.A13:data3.A13</svg:desc>
                </draw:g>
              </table:table-cell>
              <table:table-cell office:value-type="float" office:value="1">
                <text:p>1</text:p>
                <draw:g>
                  <svg:desc>data3.B13:data3.AE13</svg:desc>
                </draw:g>
              </table:table-cell>
              <table:table-cell office:value-type="float" office:value="1.03209128186843">
                <text:p>1.03209128186843</text:p>
              </table:table-cell>
              <table:table-cell office:value-type="float" office:value="1.31687898089172">
                <text:p>1.31687898089172</text:p>
              </table:table-cell>
              <table:table-cell office:value-type="float" office:value="1.60005527915976">
                <text:p>1.60005527915976</text:p>
              </table:table-cell>
              <table:table-cell office:value-type="float" office:value="1.59301045679692">
                <text:p>1.59301045679692</text:p>
              </table:table-cell>
              <table:table-cell office:value-type="float" office:value="1.66207292563882">
                <text:p>1.66207292563882</text:p>
              </table:table-cell>
              <table:table-cell office:value-type="float" office:value="1.81246086412023">
                <text:p>1.81246086412023</text:p>
              </table:table-cell>
              <table:table-cell office:value-type="float" office:value="1.87589112119248">
                <text:p>1.87589112119248</text:p>
              </table:table-cell>
              <table:table-cell office:value-type="float" office:value="1.90427631578947">
                <text:p>1.90427631578947</text:p>
              </table:table-cell>
              <table:table-cell office:value-type="float" office:value="1.81872447376689">
                <text:p>1.81872447376689</text:p>
              </table:table-cell>
              <table:table-cell office:value-type="float" office:value="2.11431701972243">
                <text:p>2.11431701972243</text:p>
              </table:table-cell>
              <table:table-cell office:value-type="float" office:value="2.04992917847026">
                <text:p>2.04992917847026</text:p>
              </table:table-cell>
              <table:table-cell office:value-type="float" office:value="1.95971563981043">
                <text:p>1.95971563981043</text:p>
              </table:table-cell>
              <table:table-cell office:value-type="float" office:value="1.97307430129516">
                <text:p>1.97307430129516</text:p>
              </table:table-cell>
              <table:table-cell office:value-type="float" office:value="1.92070338420703">
                <text:p>1.92070338420703</text:p>
              </table:table-cell>
              <table:table-cell office:value-type="float" office:value="1.91688741721854">
                <text:p>1.91688741721854</text:p>
              </table:table-cell>
              <table:table-cell office:value-type="float" office:value="1.79559553349876">
                <text:p>1.79559553349876</text:p>
              </table:table-cell>
              <table:table-cell office:value-type="float" office:value="1.81416483860859">
                <text:p>1.81416483860859</text:p>
              </table:table-cell>
              <table:table-cell office:value-type="float" office:value="1.86021850899743">
                <text:p>1.86021850899743</text:p>
              </table:table-cell>
              <table:table-cell office:value-type="float" office:value="1.85307298335467">
                <text:p>1.85307298335467</text:p>
              </table:table-cell>
              <table:table-cell office:value-type="float" office:value="1.79671011793917">
                <text:p>1.79671011793917</text:p>
              </table:table-cell>
              <table:table-cell office:value-type="float" office:value="1.76278928136419">
                <text:p>1.76278928136419</text:p>
              </table:table-cell>
              <table:table-cell office:value-type="float" office:value="1.72754401671143">
                <text:p>1.72754401671143</text:p>
              </table:table-cell>
              <table:table-cell office:value-type="float" office:value="1.73219628964692">
                <text:p>1.73219628964692</text:p>
              </table:table-cell>
              <table:table-cell office:value-type="float" office:value="1.71576763485477">
                <text:p>1.71576763485477</text:p>
              </table:table-cell>
              <table:table-cell office:value-type="float" office:value="1.70716602772044">
                <text:p>1.70716602772044</text:p>
              </table:table-cell>
              <table:table-cell office:value-type="float" office:value="1.67845752391998">
                <text:p>1.67845752391998</text:p>
              </table:table-cell>
              <table:table-cell office:value-type="float" office:value="1.69516837481698">
                <text:p>1.69516837481698</text:p>
              </table:table-cell>
              <table:table-cell office:value-type="float" office:value="1.69417617793386">
                <text:p>1.69417617793386</text:p>
              </table:table-cell>
              <table:table-cell office:value-type="float" office:value="1.5063752276867">
                <text:p>1.5063752276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